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22" style:family="text">
      <style:text-properties fo:font-weight="bold" fo:font-family="Sans" style:text-underline-type="single" style:text-underline-style="solid" fo:color="#2980b9"/>
    </style:style>
    <style:style style:name="c25" style:family="text">
      <style:text-properties fo:font-family="Sans" style:text-underline-type="single" style:text-underline-style="solid" fo:color="#2980b9"/>
    </style:style>
    <style:style style:name="c24" style:family="text">
      <style:text-properties fo:font-weight="bold" fo:font-family="Sans" style:text-underline-type="single" style:text-underline-style="solid" fo:color="#2980b9"/>
    </style:style>
    <style:style style:name="c27" style:family="text">
      <style:text-properties fo:font-family="Sans" style:text-underline-type="single" style:text-underline-style="solid" fo:color="#2980b9"/>
    </style:style>
    <style:style style:name="c26" style:family="text">
      <style:text-properties fo:font-weight="bold" fo:font-family="Sans" style:text-underline-type="single" style:text-underline-style="solid" fo:color="#2980b9"/>
    </style:style>
    <style:style style:name="p29" style:family="paragraph">
      <style:paragraph-properties/>
    </style:style>
    <style:style style:name="c28" style:family="text">
      <style:text-properties fo:font-family="Sans" style:text-underline-type="single" style:text-underline-style="solid" fo:color="#2980b9"/>
    </style:style>
    <style:style style:name="c31" style:family="text">
      <style:text-properties fo:font-weight="bold" fo:font-family="Sans" style:text-underline-type="single" style:text-underline-style="solid" fo:color="#2980b9"/>
    </style:style>
    <style:style style:name="c30" style:family="text">
      <style:text-properties fo:font-family="Sans" style:text-underline-type="single" style:text-underline-style="solid" fo:color="#2980b9"/>
    </style:style>
    <style:style style:name="c0" style:family="text">
      <style:text-properties fo:font-family="Sans"/>
    </style:style>
    <style:style style:name="p3" style:family="paragraph">
      <style:paragraph-properties fo:margin-top="13.5pt" fo:margin-bottom="9pt"/>
    </style:style>
    <style:style style:name="p5" style:family="paragraph">
      <style:paragraph-properties fo:margin-top="9pt" fo:margin-bottom="9pt"/>
    </style:style>
    <style:style style:name="c4" style:family="text">
      <style:text-properties fo:font-weight="bold" fo:font-family="Sans"/>
    </style:style>
    <style:style style:name="p7" style:family="paragraph">
      <style:paragraph-properties fo:margin-top="13.5pt" fo:margin-bottom="9pt"/>
    </style:style>
    <style:style style:name="p6" style:family="paragraph">
      <style:paragraph-properties fo:margin-top="0pt" fo:margin-bottom="0pt"/>
    </style:style>
    <style:style style:name="p9" style:family="paragraph">
      <style:paragraph-properties/>
    </style:style>
    <text:list-style style:name="L8">
      <text:list-level-style-bullet text:bullet-char="●" text:level="1">
        <style:list-level-properties fo:text-align="start" text:space-before="8mm"/>
      </text:list-level-style-bullet>
    </text:list-style>
    <style:style style:name="c11" style:family="text">
      <style:text-properties fo:font-family="Sans" style:text-underline-type="single" style:text-underline-style="solid" fo:color="#2980b9"/>
    </style:style>
    <style:style style:name="p10" style:family="paragraph">
      <style:paragraph-properties fo:margin-top="9pt"/>
    </style:style>
    <style:style style:name="p13" style:family="paragraph">
      <style:paragraph-properties/>
    </style:style>
    <text:list-style style:name="L12">
      <text:list-level-style-bullet text:bullet-char="○" text:level="2">
        <style:list-level-properties fo:text-align="start" text:space-before="16mm"/>
      </text:list-level-style-bullet>
    </text:list-style>
    <style:style style:name="c15" style:family="text">
      <style:text-properties fo:font-family="Sans" style:text-underline-type="single" style:text-underline-style="solid" fo:color="#2980b9"/>
    </style:style>
    <style:style style:name="c14" style:family="text">
      <style:text-properties fo:font-family="Sans" style:text-underline-type="single" style:text-underline-style="solid" fo:color="#2980b9"/>
    </style:style>
    <style:style style:name="c49" style:family="text">
      <style:text-properties fo:font-family="Sans" style:text-underline-type="single" style:text-underline-style="solid" fo:color="#2980b9"/>
    </style:style>
    <style:style style:name="p48" style:family="paragraph">
      <style:paragraph-properties/>
    </style:style>
    <style:style style:name="c51" style:family="text">
      <style:text-properties fo:font-family="Sans" style:text-underline-type="single" style:text-underline-style="solid" fo:color="#2980b9"/>
    </style:style>
    <style:style style:name="c50" style:family="text">
      <style:text-properties fo:font-weight="bold" fo:font-family="Sans" style:text-underline-type="single" style:text-underline-style="solid" fo:color="#2980b9"/>
    </style:style>
    <style:style style:name="c53" style:family="text">
      <style:text-properties fo:font-weight="bold" fo:font-family="Sans" style:text-underline-type="single" style:text-underline-style="solid" fo:color="#2980b9"/>
    </style:style>
    <style:style style:name="c52" style:family="text">
      <style:text-properties fo:font-family="Sans" style:text-underline-type="single" style:text-underline-style="solid" fo:color="#2980b9"/>
    </style:style>
    <style:style style:name="c55" style:family="text">
      <style:text-properties fo:font-weight="bold" fo:font-family="Sans" style:text-underline-type="single" style:text-underline-style="solid" fo:color="#2980b9"/>
    </style:style>
    <style:style style:name="c54" style:family="text">
      <style:text-properties fo:font-family="Sans" style:text-underline-type="single" style:text-underline-style="solid" fo:color="#2980b9"/>
    </style:style>
    <style:style style:name="c57" style:family="text">
      <style:text-properties fo:font-weight="bold" fo:font-family="Sans" style:text-underline-type="single" style:text-underline-style="solid" fo:color="#2980b9"/>
    </style:style>
    <style:style style:name="c56" style:family="text">
      <style:text-properties fo:font-family="Sans" style:text-underline-type="single" style:text-underline-style="solid" fo:color="#2980b9"/>
    </style:style>
    <style:style style:name="p59" style:family="paragraph">
      <style:paragraph-properties/>
    </style:style>
    <style:style style:name="c58" style:family="text">
      <style:text-properties fo:font-family="Sans" style:text-underline-type="single" style:text-underline-style="solid" fo:color="#2980b9"/>
    </style:style>
    <style:style style:name="c61" style:family="text">
      <style:text-properties fo:font-weight="bold" fo:font-family="Sans" style:text-underline-type="single" style:text-underline-style="solid" fo:color="#2980b9"/>
    </style:style>
    <style:style style:name="c60" style:family="text">
      <style:text-properties fo:font-family="Sans" style:text-underline-type="single" style:text-underline-style="solid" fo:color="#2980b9"/>
    </style:style>
    <style:style style:name="c63" style:family="text">
      <style:text-properties fo:font-family="Sans" style:text-underline-type="single" style:text-underline-style="solid" fo:color="#2980b9"/>
    </style:style>
    <style:style style:name="c62" style:family="text">
      <style:text-properties fo:font-family="Sans" style:text-underline-type="single" style:text-underline-style="solid" fo:color="#2980b9"/>
    </style:style>
    <style:style style:name="c33" style:family="text">
      <style:text-properties fo:font-family="Sans" style:text-underline-type="single" style:text-underline-style="solid" fo:color="#2980b9"/>
    </style:style>
    <style:style style:name="c32" style:family="text">
      <style:text-properties fo:font-weight="bold" fo:font-family="Sans" style:text-underline-type="single" style:text-underline-style="solid" fo:color="#2980b9"/>
    </style:style>
    <style:style style:name="c35" style:family="text">
      <style:text-properties fo:font-family="Sans" style:text-underline-type="single" style:text-underline-style="solid" fo:color="#2980b9"/>
    </style:style>
    <style:style style:name="c34" style:family="text">
      <style:text-properties fo:font-weight="bold" fo:font-family="Sans" style:text-underline-type="single" style:text-underline-style="solid" fo:color="#2980b9"/>
    </style:style>
    <style:style style:name="c37" style:family="text">
      <style:text-properties fo:font-family="Sans" style:text-underline-type="single" style:text-underline-style="solid" fo:color="#2980b9"/>
    </style:style>
    <style:style style:name="c36" style:family="text">
      <style:text-properties fo:font-weight="bold" fo:font-family="Sans" style:text-underline-type="single" style:text-underline-style="solid" fo:color="#2980b9"/>
    </style:style>
    <style:style style:name="p39" style:family="paragraph">
      <style:paragraph-properties/>
    </style:style>
    <style:style style:name="c38" style:family="text">
      <style:text-properties fo:font-family="Sans" style:text-underline-type="single" style:text-underline-style="solid" fo:color="#2980b9"/>
    </style:style>
    <style:style style:name="c41" style:family="text">
      <style:text-properties fo:font-family="Sans" style:text-underline-type="single" style:text-underline-style="solid" fo:color="#2980b9"/>
    </style:style>
    <style:style style:name="c40" style:family="text">
      <style:text-properties fo:font-family="Sans" style:text-underline-type="single" style:text-underline-style="solid" fo:color="#2980b9"/>
    </style:style>
    <style:style style:name="c43" style:family="text">
      <style:text-properties fo:font-family="Sans" style:text-underline-type="single" style:text-underline-style="solid" fo:color="#2980b9"/>
    </style:style>
    <style:style style:name="c42" style:family="text">
      <style:text-properties fo:font-weight="bold" fo:font-family="Sans" style:text-underline-type="single" style:text-underline-style="solid" fo:color="#2980b9"/>
    </style:style>
    <style:style style:name="c45" style:family="text">
      <style:text-properties fo:font-family="Sans" style:text-underline-type="single" style:text-underline-style="solid" fo:color="#2980b9"/>
    </style:style>
    <style:style style:name="p44" style:family="paragraph">
      <style:paragraph-properties/>
    </style:style>
    <style:style style:name="c47" style:family="text">
      <style:text-properties fo:font-family="Sans" style:text-underline-type="single" style:text-underline-style="solid" fo:color="#2980b9"/>
    </style:style>
    <style:style style:name="c46" style:family="text">
      <style:text-properties fo:font-weight="bold" fo:font-family="Sans" style:text-underline-type="single" style:text-underline-style="solid" fo:color="#2980b9"/>
    </style:style>
    <style:style style:name="p145" style:family="paragraph">
      <style:paragraph-properties fo:margin-top="10.5pt" fo:margin-bottom="9pt"/>
    </style:style>
    <style:style style:name="c144" style:family="text">
      <style:text-properties fo:font-weight="bold" fo:font-family="Sans"/>
    </style:style>
    <style:style style:name="c147" style:family="text">
      <style:text-properties fo:font-weight="bold" fo:font-family="Sans"/>
    </style:style>
    <style:style style:name="c146" style:family="text">
      <style:text-properties fo:font-weight="bold" fo:font-family="Sans"/>
    </style:style>
    <style:style style:name="c149" style:family="text">
      <style:text-properties fo:font-weight="bold" fo:font-family="Sans"/>
    </style:style>
    <style:style style:name="c148" style:family="text">
      <style:text-properties fo:font-weight="bold" fo:font-family="Sans"/>
    </style:style>
    <style:style style:name="c151" style:family="text">
      <style:text-properties fo:font-weight="bold" fo:font-family="Sans"/>
    </style:style>
    <style:style style:name="c150" style:family="text">
      <style:text-properties fo:font-weight="bold" fo:font-family="Sans"/>
    </style:style>
    <style:style style:name="c153" style:family="text">
      <style:text-properties fo:font-weight="bold" fo:font-family="Sans"/>
    </style:style>
    <style:style style:name="c152" style:family="text">
      <style:text-properties fo:font-weight="bold" fo:font-family="Sans"/>
    </style:style>
    <style:style style:name="c155" style:family="text">
      <style:text-properties fo:font-weight="bold" fo:font-family="Sans"/>
    </style:style>
    <style:style style:name="c154" style:family="text">
      <style:text-properties fo:font-weight="bold" fo:font-family="Sans"/>
    </style:style>
    <style:style style:name="c156" style:family="text">
      <style:text-properties fo:font-family="Sans" style:text-underline-type="single" style:text-underline-style="solid" fo:color="#2980b9"/>
    </style:style>
    <style:style style:name="c129" style:family="text">
      <style:text-properties fo:font-weight="bold" fo:font-family="Sans"/>
    </style:style>
    <style:style style:name="c128" style:family="text">
      <style:text-properties fo:font-weight="bold" fo:font-family="Sans"/>
    </style:style>
    <style:style style:name="c131" style:family="text">
      <style:text-properties fo:font-weight="bold" fo:font-family="Sans"/>
    </style:style>
    <style:style style:name="c130" style:family="text">
      <style:text-properties fo:font-weight="bold" fo:font-family="Sans"/>
    </style:style>
    <style:style style:name="c132" style:family="text">
      <style:text-properties fo:font-weight="bold" fo:font-family="Sans"/>
    </style:style>
    <style:style style:name="p134" style:family="paragraph">
      <style:paragraph-properties fo:margin-top="9pt"/>
    </style:style>
    <style:style style:name="p137" style:family="paragraph">
      <style:paragraph-properties/>
    </style:style>
    <style:style style:name="p136" style:family="paragraph">
      <style:paragraph-properties fo:margin-top="9pt" fo:margin-bottom="9pt"/>
    </style:style>
    <style:style style:name="c139" style:family="text">
      <style:text-properties fo:font-weight="bold" fo:font-family="Sans"/>
    </style:style>
    <style:style style:name="c138" style:family="text">
      <style:text-properties fo:font-weight="bold" fo:font-family="Sans"/>
    </style:style>
    <style:style style:name="c141" style:family="text">
      <style:text-properties fo:font-weight="bold" fo:font-family="Sans"/>
    </style:style>
    <style:style style:name="c140" style:family="text">
      <style:text-properties fo:font-weight="bold" fo:font-family="Sans"/>
    </style:style>
    <style:style style:name="c143" style:family="text">
      <style:text-properties fo:font-weight="bold" fo:font-family="Sans"/>
    </style:style>
    <style:style style:name="c142" style:family="text">
      <style:text-properties fo:font-weight="bold" fo:font-family="Sans"/>
    </style:style>
    <style:style style:name="c81" style:family="text">
      <style:text-properties fo:font-family="Sans" style:text-underline-type="single" style:text-underline-style="solid" fo:color="#2980b9"/>
    </style:style>
    <style:style style:name="c80" style:family="text">
      <style:text-properties fo:font-family="Sans" style:text-underline-type="single" style:text-underline-style="solid" fo:color="#2980b9"/>
    </style:style>
    <style:style style:name="c83" style:family="text">
      <style:text-properties fo:font-weight="bold" fo:font-family="Sans" style:text-underline-type="single" style:text-underline-style="solid" fo:color="#2980b9"/>
    </style:style>
    <style:style style:name="c82" style:family="text">
      <style:text-properties fo:font-family="Sans" style:text-underline-type="single" style:text-underline-style="solid" fo:color="#2980b9"/>
    </style:style>
    <style:style style:name="c85" style:family="text">
      <style:text-properties fo:font-weight="bold" fo:font-family="Sans" style:text-underline-type="single" style:text-underline-style="solid" fo:color="#2980b9"/>
    </style:style>
    <style:style style:name="c84" style:family="text">
      <style:text-properties fo:font-family="Sans" style:text-underline-type="single" style:text-underline-style="solid" fo:color="#2980b9"/>
    </style:style>
    <style:style style:name="c86" style:family="text">
      <style:text-properties fo:font-weight="bold" fo:font-family="Sans" style:text-underline-type="single" style:text-underline-style="solid" fo:color="#2980b9"/>
    </style:style>
    <style:style style:name="c89" style:family="text">
      <style:text-properties fo:font-family="Sans" style:text-underline-type="single" style:text-underline-style="solid" fo:color="#2980b9"/>
    </style:style>
    <style:style style:name="p88" style:family="paragraph">
      <style:paragraph-properties fo:margin-bottom="9pt"/>
    </style:style>
    <style:style style:name="p91" style:family="paragraph">
      <style:paragraph-properties fo:margin-top="12pt" fo:margin-bottom="9pt"/>
    </style:style>
    <style:style style:name="c90" style:family="text">
      <style:text-properties fo:font-weight="bold" fo:font-family="Sans"/>
    </style:style>
    <style:style style:name="c93" style:family="text">
      <style:text-properties fo:font-weight="bold" fo:font-family="Sans"/>
    </style:style>
    <style:style style:name="c92" style:family="text">
      <style:text-properties fo:font-weight="bold" fo:font-family="Sans"/>
    </style:style>
    <style:style style:name="c95" style:family="text">
      <style:text-properties fo:font-weight="bold" fo:font-family="Sans"/>
    </style:style>
    <style:style style:name="c94" style:family="text">
      <style:text-properties fo:font-weight="bold" fo:font-family="Sans"/>
    </style:style>
    <style:style style:name="c65" style:family="text">
      <style:text-properties fo:font-family="Sans" style:text-underline-type="single" style:text-underline-style="solid" fo:color="#2980b9"/>
    </style:style>
    <style:style style:name="c64" style:family="text">
      <style:text-properties fo:font-family="Sans" style:text-underline-type="single" style:text-underline-style="solid" fo:color="#2980b9"/>
    </style:style>
    <style:style style:name="c67" style:family="text">
      <style:text-properties fo:font-family="Sans" style:text-underline-type="single" style:text-underline-style="solid" fo:color="#2980b9"/>
    </style:style>
    <style:style style:name="c66" style:family="text">
      <style:text-properties fo:font-family="Sans" style:text-underline-type="single" style:text-underline-style="solid" fo:color="#2980b9"/>
    </style:style>
    <style:style style:name="p69" style:family="paragraph">
      <style:paragraph-properties/>
    </style:style>
    <style:style style:name="c68" style:family="text">
      <style:text-properties fo:font-family="Sans" style:text-underline-type="single" style:text-underline-style="solid" fo:color="#2980b9"/>
    </style:style>
    <style:style style:name="c71" style:family="text">
      <style:text-properties fo:font-weight="bold" fo:font-family="Sans" style:text-underline-type="single" style:text-underline-style="solid" fo:color="#2980b9"/>
    </style:style>
    <style:style style:name="c70" style:family="text">
      <style:text-properties fo:font-family="Sans" style:text-underline-type="single" style:text-underline-style="solid" fo:color="#2980b9"/>
    </style:style>
    <style:style style:name="c73" style:family="text">
      <style:text-properties fo:font-weight="bold" fo:font-family="Sans" style:text-underline-type="single" style:text-underline-style="solid" fo:color="#2980b9"/>
    </style:style>
    <style:style style:name="c72" style:family="text">
      <style:text-properties fo:font-family="Sans" style:text-underline-type="single" style:text-underline-style="solid" fo:color="#2980b9"/>
    </style:style>
    <style:style style:name="p75" style:family="paragraph">
      <style:paragraph-properties/>
    </style:style>
    <style:style style:name="c74" style:family="text">
      <style:text-properties fo:font-family="Sans" style:text-underline-type="single" style:text-underline-style="solid" fo:color="#2980b9"/>
    </style:style>
    <style:style style:name="c77" style:family="text">
      <style:text-properties fo:font-family="Sans" style:text-underline-type="single" style:text-underline-style="solid" fo:color="#2980b9"/>
    </style:style>
    <style:style style:name="c76" style:family="text">
      <style:text-properties fo:font-family="Sans" style:text-underline-type="single" style:text-underline-style="solid" fo:color="#2980b9"/>
    </style:style>
    <style:style style:name="p79" style:family="paragraph">
      <style:paragraph-properties/>
    </style:style>
    <style:style style:name="c78" style:family="text">
      <style:text-properties fo:font-family="Sans" style:text-underline-type="single" style:text-underline-style="solid" fo:color="#2980b9"/>
    </style:style>
    <style:style style:name="c113" style:family="text">
      <style:text-properties fo:font-weight="bold" fo:font-family="Sans"/>
    </style:style>
    <style:style style:name="c112" style:family="text">
      <style:text-properties fo:font-weight="bold" fo:font-family="Sans"/>
    </style:style>
    <style:style style:name="c115" style:family="text">
      <style:text-properties fo:font-weight="bold" fo:font-family="Sans"/>
    </style:style>
    <style:style style:name="c114" style:family="text">
      <style:text-properties fo:font-weight="bold" fo:font-family="Sans"/>
    </style:style>
    <style:style style:name="c117" style:family="text">
      <style:text-properties fo:font-weight="bold" fo:font-family="Sans"/>
    </style:style>
    <style:style style:name="c116" style:family="text">
      <style:text-properties fo:font-weight="bold" fo:font-family="Sans"/>
    </style:style>
    <style:style style:name="c119" style:family="text">
      <style:text-properties fo:font-weight="bold" fo:font-family="Sans"/>
    </style:style>
    <style:style style:name="c118" style:family="text">
      <style:text-properties fo:font-weight="bold" fo:font-family="Sans"/>
    </style:style>
    <style:style style:name="c121" style:family="text">
      <style:text-properties fo:font-weight="bold" fo:font-family="Sans"/>
    </style:style>
    <style:style style:name="c120" style:family="text">
      <style:text-properties fo:font-weight="bold" fo:font-family="Sans"/>
    </style:style>
    <style:style style:name="p123" style:family="paragraph">
      <style:paragraph-properties fo:margin-top="9pt"/>
    </style:style>
    <style:style style:name="p122" style:family="paragraph">
      <style:paragraph-properties/>
    </style:style>
    <style:style style:name="c125" style:family="text">
      <style:text-properties fo:font-weight="bold" fo:font-family="Sans"/>
    </style:style>
    <style:style style:name="p124" style:family="paragraph">
      <style:paragraph-properties fo:margin-bottom="9pt"/>
    </style:style>
    <style:style style:name="c127" style:family="text">
      <style:text-properties fo:font-weight="bold" fo:font-family="Sans"/>
    </style:style>
    <style:style style:name="c126" style:family="text">
      <style:text-properties fo:font-weight="bold" fo:font-family="Sans"/>
    </style:style>
    <style:style style:name="p97" style:family="paragraph">
      <style:paragraph-properties/>
    </style:style>
    <style:style style:name="c96" style:family="text">
      <style:text-properties fo:font-weight="bold" fo:font-family="Sans"/>
    </style:style>
    <style:style style:name="p99" style:family="paragraph">
      <style:paragraph-properties fo:margin-bottom="9pt"/>
    </style:style>
    <style:style style:name="p98" style:family="paragraph">
      <style:paragraph-properties fo:margin-top="9pt"/>
    </style:style>
    <style:style style:name="c101" style:family="text">
      <style:text-properties fo:font-weight="bold" fo:font-family="Sans"/>
    </style:style>
    <style:style style:name="c100" style:family="text">
      <style:text-properties fo:font-weight="bold" fo:font-family="Sans"/>
    </style:style>
    <style:style style:name="p103" style:family="paragraph">
      <style:paragraph-properties fo:margin-top="9pt"/>
    </style:style>
    <style:style style:name="c105" style:family="text">
      <style:text-properties fo:font-weight="bold" fo:font-family="Sans"/>
    </style:style>
    <style:style style:name="p104" style:family="paragraph">
      <style:paragraph-properties fo:margin-bottom="9pt"/>
    </style:style>
    <style:style style:name="c107" style:family="text">
      <style:text-properties fo:font-style="italic" fo:font-family="Sans"/>
    </style:style>
    <style:style style:name="c106" style:family="text">
      <style:text-properties fo:font-weight="bold" fo:font-family="Sans"/>
    </style:style>
    <style:style style:name="c109" style:family="text">
      <style:text-properties fo:font-weight="bold" fo:font-family="Sans"/>
    </style:style>
    <style:style style:name="c108" style:family="text">
      <style:text-properties fo:font-weight="bold" fo:font-family="Sans"/>
    </style:style>
    <style:style style:name="c111" style:family="text">
      <style:text-properties fo:font-weight="bold" fo:font-family="Sans"/>
    </style:style>
    <style:style style:name="c110" style:family="text">
      <style:text-properties fo:font-weight="bold" fo:font-family="Sans"/>
    </style:style>
    <style:style style:name="c17" style:family="text">
      <style:text-properties fo:font-family="Sans" style:text-underline-type="single" style:text-underline-style="solid" fo:color="#2980b9"/>
    </style:style>
    <style:style style:name="c16" style:family="text">
      <style:text-properties fo:font-weight="bold" fo:font-family="Sans" style:text-underline-type="single" style:text-underline-style="solid" fo:color="#2980b9"/>
    </style:style>
    <style:style style:name="c19" style:family="text">
      <style:text-properties fo:font-family="Sans" style:text-underline-type="single" style:text-underline-style="solid" fo:color="#2980b9"/>
    </style:style>
    <style:style style:name="c18" style:family="text">
      <style:text-properties fo:font-weight="bold" fo:font-family="Sans" style:text-underline-type="single" style:text-underline-style="solid" fo:color="#2980b9"/>
    </style:style>
    <style:style style:name="c21" style:family="text">
      <style:text-properties fo:font-family="Sans" style:text-underline-type="single" style:text-underline-style="solid" fo:color="#2980b9"/>
    </style:style>
    <style:style style:name="c20" style:family="text">
      <style:text-properties fo:font-weight="bold" fo:font-family="Sans" style:text-underline-type="single" style:text-underline-style="solid" fo:color="#2980b9"/>
    </style:style>
    <style:style style:name="c23" style:family="text">
      <style:text-properties fo:font-family="Sans" style:text-underline-type="single" style:text-underline-style="solid" fo:color="#2980b9"/>
    </style:style>
  </office:automatic-styles>
  <office:body>
    <office:text>
      <text:p text:style-name="p3"><text:span text:style-name="c4">Wordpress per il Cliente - Rev 0.0.4</text:span></text:p>
      <text:p text:style-name="p5"><text:span text:style-name="c0">http://mte90.github.com/Wordpress-per-il-cliente/</text:span></text:p>
      <text:p text:style-name="p6"/>
      <text:p text:style-name="p7"><text:span text:style-name="c4">Indice</text:span></text:p>
      <text:list text:style-name="L8">
        <text:list-item>
          <text:p text:style-name="p10"><text:span text:style-name="c11">Primo uso</text:span></text:p>
        </text:list-item>
        <text:list-item>
          <text:list text:style-name="L12">
            <text:list-item>
              <text:p text:style-name="p13"><text:span text:style-name="c14">Come accedere</text:span></text:p>
            </text:list-item>
            <text:list-item>
              <text:p text:style-name="p13"><text:span text:style-name="c15">Cos'è la </text:span><text:span text:style-name="c16">Bacheca</text:span></text:p>
            </text:list-item>
            <text:list-item>
              <text:p text:style-name="p13"><text:span text:style-name="c17">La </text:span><text:span text:style-name="c18">Barra laterale</text:span></text:p>
            </text:list-item>
            <text:list-item>
              <text:p text:style-name="p13"><text:span text:style-name="c19">Come scrivere un </text:span><text:span text:style-name="c20">Articolo</text:span></text:p>
            </text:list-item>
            <text:list-item>
              <text:p text:style-name="p13"><text:span text:style-name="c21">Cos'è lo </text:span><text:span text:style-name="c22">slug</text:span></text:p>
            </text:list-item>
            <text:list-item>
              <text:p text:style-name="p13"><text:span text:style-name="c23">Cos'è l' </text:span><text:span text:style-name="c24">Immagine in evidenza</text:span></text:p>
            </text:list-item>
            <text:list-item>
              <text:p text:style-name="p13"><text:span text:style-name="c25">Cosa sono le </text:span><text:span text:style-name="c26">revisioni</text:span></text:p>
            </text:list-item>
            <text:list-item>
              <text:p text:style-name="p13"><text:span text:style-name="c27">Cosa sono i ruoli</text:span></text:p>
            </text:list-item>
          </text:list>
        </text:list-item>
        <text:list-item>
          <text:p text:style-name="p9"><text:span text:style-name="c28">Articoli</text:span></text:p>
        </text:list-item>
        <text:list-item>
          <text:list text:style-name="L12">
            <text:list-item>
              <text:p text:style-name="p29"><text:span text:style-name="c30">Le </text:span><text:span text:style-name="c31">Bozze</text:span></text:p>
            </text:list-item>
            <text:list-item>
              <text:p text:style-name="p29"><text:span text:style-name="c32">Programmare gli Articoli</text:span></text:p>
            </text:list-item>
            <text:list-item>
              <text:p text:style-name="p29"><text:span text:style-name="c33">Inserire </text:span><text:span text:style-name="c34">foto</text:span><text:span text:style-name="c33"> negli articoli</text:span></text:p>
            </text:list-item>
            <text:list-item>
              <text:p text:style-name="p29"><text:span text:style-name="c35">Cosa sono i </text:span><text:span text:style-name="c36">tag</text:span></text:p>
            </text:list-item>
            <text:list-item>
              <text:p text:style-name="p29"><text:span text:style-name="c37">Cestino</text:span></text:p>
            </text:list-item>
          </text:list>
        </text:list-item>
        <text:list-item>
          <text:p text:style-name="p9"><text:span text:style-name="c38">Pagine</text:span></text:p>
        </text:list-item>
        <text:list-item>
          <text:list text:style-name="L12">
            <text:list-item>
              <text:p text:style-name="p39"><text:span text:style-name="c40">Cosa sono</text:span></text:p>
            </text:list-item>
            <text:list-item>
              <text:p text:style-name="p39"><text:span text:style-name="c41">Usarle con </text:span><text:span text:style-name="c42">cautela</text:span></text:p>
            </text:list-item>
          </text:list>
        </text:list-item>
        <text:list-item>
          <text:p text:style-name="p9"><text:span text:style-name="c43">Commenti</text:span></text:p>
        </text:list-item>
        <text:list-item>
          <text:list text:style-name="L12">
            <text:list-item>
              <text:p text:style-name="p44"><text:span text:style-name="c45">Cosa sono i </text:span><text:span text:style-name="c46">Commenti</text:span></text:p>
            </text:list-item>
          </text:list>
        </text:list-item>
        <text:list-item>
          <text:p text:style-name="p9"><text:span text:style-name="c47">Ecommerce (WooCommerce)</text:span></text:p>
        </text:list-item>
        <text:list-item>
          <text:list text:style-name="L12">
            <text:list-item>
              <text:p text:style-name="p48"><text:span text:style-name="c49">Aggiungere un nuovo </text:span><text:span text:style-name="c50">Prodotto</text:span></text:p>
            </text:list-item>
            <text:list-item>
              <text:p text:style-name="p48"><text:span text:style-name="c51">Prodotto variabile</text:span></text:p>
            </text:list-item>
            <text:list-item>
              <text:p text:style-name="p48"><text:span text:style-name="c52">Gestire gli </text:span><text:span text:style-name="c53">Ordini</text:span></text:p>
            </text:list-item>
            <text:list-item>
              <text:p text:style-name="p48"><text:span text:style-name="c54">Usare i </text:span><text:span text:style-name="c55">Rapporti</text:span></text:p>
            </text:list-item>
            <text:list-item>
              <text:p text:style-name="p48"><text:span text:style-name="c56">Creare un </text:span><text:span text:style-name="c57">Codice sconto</text:span></text:p>
            </text:list-item>
          </text:list>
        </text:list-item>
        <text:list-item>
          <text:p text:style-name="p9"><text:span text:style-name="c58">Rotazione Banner (AdRotate)</text:span></text:p>
        </text:list-item>
        <text:list-item>
          <text:list text:style-name="L12">
            <text:list-item>
              <text:p text:style-name="p59"><text:span text:style-name="c60">Usare </text:span><text:span text:style-name="c61">AdRotate</text:span></text:p>
            </text:list-item>
            <text:list-item>
              <text:p text:style-name="p59"><text:span text:style-name="c62">Creare un Banner</text:span></text:p>
            </text:list-item>
            <text:list-item>
              <text:p text:style-name="p59"><text:span text:style-name="c63">I campi principali</text:span></text:p>
            </text:list-item>
            <text:list-item>
              <text:p text:style-name="p59"><text:span text:style-name="c64">Impostare una immagine</text:span></text:p>
            </text:list-item>
            <text:list-item>
              <text:p text:style-name="p59"><text:span text:style-name="c65">Impostare un link</text:span></text:p>
            </text:list-item>
            <text:list-item>
              <text:p text:style-name="p59"><text:span text:style-name="c66">Schedulare un banner</text:span></text:p>
            </text:list-item>
            <text:list-item>
              <text:p text:style-name="p59"><text:span text:style-name="c67">Impostare il gruppo</text:span></text:p>
            </text:list-item>
          </text:list>
        </text:list-item>
        <text:list-item>
          <text:p text:style-name="p9"><text:span text:style-name="c68">Gestione eventi (Event Manager)</text:span></text:p>
        </text:list-item>
        <text:list-item>
          <text:list text:style-name="L12">
            <text:list-item>
              <text:p text:style-name="p69"><text:span text:style-name="c70">Aggiungere un </text:span><text:span text:style-name="c71">Evento</text:span><text:span text:style-name="c70"> (Event Manager)</text:span></text:p>
            </text:list-item>
            <text:list-item>
              <text:p text:style-name="p69"><text:span text:style-name="c72">Aggiungere un </text:span><text:span text:style-name="c73">Luogo</text:span><text:span text:style-name="c72"> (Event Manager)</text:span></text:p>
            </text:list-item>
          </text:list>
        </text:list-item>
        <text:list-item>
          <text:p text:style-name="p9"><text:span text:style-name="c74">Multilingua (Ceceppa Multilingua)</text:span></text:p>
        </text:list-item>
        <text:list-item>
          <text:list text:style-name="L12">
            <text:list-item>
              <text:p text:style-name="p75"><text:span text:style-name="c76">Articoli, pagine ed altri tipi di articoli</text:span></text:p>
            </text:list-item>
            <text:list-item>
              <text:p text:style-name="p75"><text:span text:style-name="c77">Categorie</text:span></text:p>
            </text:list-item>
          </text:list>
        </text:list-item>
        <text:list-item>
          <text:p text:style-name="p9"><text:span text:style-name="c78">Avanzate</text:span></text:p>
        </text:list-item>
        <text:list-item>
          <text:list text:style-name="L12">
            <text:list-item>
              <text:p text:style-name="p79"><text:span text:style-name="c80">Wordpress SEO (Yoast)</text:span></text:p>
            </text:list-item>
            <text:list-item>
              <text:p text:style-name="p79"><text:span text:style-name="c81">Aggiungere una cartina (CodePeople Post Map)</text:span></text:p>
            </text:list-item>
            <text:list-item>
              <text:p text:style-name="p79"><text:span text:style-name="c82">Aggiungere </text:span><text:span text:style-name="c83">Album</text:span><text:span text:style-name="c82"> (NextGen)</text:span></text:p>
            </text:list-item>
            <text:list-item>
              <text:p text:style-name="p79"><text:span text:style-name="c84">Usare </text:span><text:span text:style-name="c85">Google Analyticator</text:span></text:p>
            </text:list-item>
            <text:list-item>
              <text:p text:style-name="p79"><text:span text:style-name="c86">Backup</text:span></text:p>
            </text:list-item>
          </text:list>
        </text:list-item>
        <text:list-item>
          <text:p text:style-name="p88"><text:span text:style-name="c89">FAQ</text:span></text:p>
        </text:list-item>
      </text:list>
      <text:p text:style-name="p7"><text:span text:style-name="c90">P</text:span><text:span text:style-name="c4">rimo uso</text:span></text:p>
      <text:p text:style-name="p6"/>
      <text:p text:style-name="p91"><text:span text:style-name="c93">C</text:span><text:span text:style-name="c92">ome accedere al tuo nuovo sito</text:span></text:p>
      <text:p text:style-name="p5"><text:span text:style-name="c0">Il tuo account è:</text:span></text:p>
      <text:p text:style-name="p5"><text:span text:style-name="c0">La tua password è:</text:span></text:p>
      <text:p text:style-name="p5"><text:span text:style-name="c0">Per poter accedere devi andare a </text:span><text:span text:style-name="c94">iltuosito.it/wp-admin</text:span><text:span text:style-name="c0"> e inserire questi dati e premere </text:span><text:span text:style-name="c94">Login</text:span><text:span text:style-name="c0">.</text:span></text:p>
      <text:p text:style-name="p91"><text:span text:style-name="c95">C</text:span><text:span text:style-name="c92">os'è la bacheca</text:span></text:p>
      <text:p text:style-name="p5"><text:span text:style-name="c0">La bacheca ti permette di essere aggiornato riguardo i nuovi commenti e il loro stato. Inoltre ti informa del numero di articoli e molto altro!<text:line-break/>A seconda dei plugin installati puoi avere informazioni come le statistiche o il numero di download.</text:span></text:p>
      <text:p text:style-name="p91"><text:span text:style-name="c96">L</text:span><text:span text:style-name="c92">a barra laterale</text:span></text:p>
      <text:p text:style-name="p5"><text:span text:style-name="c0">Tramite la barra laterale sulla sinistra è possibile accedere a tutte le varie funzioni di Wordpress.<text:line-break/>Passando sopra ai vari link con il mouse è possibile accedere alle varie funzioni dall'aggiunta di un nuovo articolo o approvare i commenti.<text:line-break/>Le funzionalità base di Wordpress sono: </text:span></text:p>
      <text:list text:style-name="L8">
        <text:list-item>
          <text:p text:style-name="p98"><text:span text:style-name="c0">Articoli</text:span></text:p>
        </text:list-item>
        <text:list-item>
          <text:p text:style-name="p97"><text:span text:style-name="c0">Media</text:span></text:p>
        </text:list-item>
        <text:list-item>
          <text:p text:style-name="p97"><text:span text:style-name="c0">Pagine</text:span></text:p>
        </text:list-item>
        <text:list-item>
          <text:p text:style-name="p97"><text:span text:style-name="c0">Commenti</text:span></text:p>
        </text:list-item>
        <text:list-item>
          <text:p text:style-name="p97"><text:span text:style-name="c0">Aspetto</text:span></text:p>
        </text:list-item>
        <text:list-item>
          <text:p text:style-name="p97"><text:span text:style-name="c0">Utenti</text:span></text:p>
        </text:list-item>
        <text:list-item>
          <text:p text:style-name="p97"><text:span text:style-name="c0">Strumenti</text:span></text:p>
        </text:list-item>
        <text:list-item>
          <text:p text:style-name="p99"><text:span text:style-name="c0">Impostazioni</text:span></text:p>
        </text:list-item>
      </text:list>
      <text:p text:style-name="p5"><text:span text:style-name="c0">Inoltre a seconda della configurazione dell'utente alcune aree saranno nascoste o inaccessibili quindi sicurezza garantita al 100%.</text:span></text:p>
      <text:p text:style-name="p91"><text:span text:style-name="c100">C</text:span><text:span text:style-name="c92">ome scrivere un articolo</text:span></text:p>
      <text:p text:style-name="p5"><text:span text:style-name="c0">Passando con il mouse sul link nella barra laterale </text:span><text:span text:style-name="c94">Articoli</text:span><text:span text:style-name="c0"> si apre un piccolo menù, clicca su </text:span><text:span text:style-name="c94">Aggiungi nuovo</text:span><text:span text:style-name="c0">.</text:span></text:p>
      <text:p text:style-name="p5"><text:span text:style-name="c0">Nel piccolo campo in alto si scrive il titolo dell'articolo, è preferibile essere chiari e brevi. L'interfaccia è essenziale, sul grande box centrale è possibile scrivere il proprio articolo utilizzando la barra degli strumenti come in Word.</text:span></text:p>
      <text:p text:style-name="p5"><text:span text:style-name="c0">Inoltre scorrendo la pagina è possibile impostare la/e </text:span><text:span text:style-name="c94">Categoria/e</text:span><text:span text:style-name="c0"> che è obbligatorio scegliere per favorire </text:span><text:span text:style-name="c94">una navigazione completa</text:span><text:span text:style-name="c0"> sia all'utente che al motore di ricerca (Google, Yahoo, Bing).</text:span></text:p>
      <text:p text:style-name="p91"><text:span text:style-name="c101">C</text:span><text:span text:style-name="c92">os'è lo slug</text:span></text:p>
      <text:p text:style-name="p5"><text:span text:style-name="c0">Lo slug sono una serie di parole separate da trattini (al posto degli spazi) per creare una URL semplice per gli utenti ed anche per i motori di ricerca.<text:line-break/>Qualche esempio:</text:span></text:p>
      <text:list text:style-name="L8">
        <text:list-item>
          <text:p text:style-name="p103"><text:span text:style-name="c0">Ciao mondo! - ciao-mondo</text:span></text:p>
        </text:list-item>
        <text:list-item>
          <text:p text:style-name="p104"><text:span text:style-name="c0">Sono un nuovo articolo - sono-nuovo-articolo</text:span></text:p>
        </text:list-item>
      </text:list>
      <text:p text:style-name="p91"><text:span text:style-name="c105">C</text:span><text:span text:style-name="c92">os'è l'immagine in evidenza</text:span></text:p>
      <text:p text:style-name="p5"><text:span text:style-name="c0">Tramite questo box è possibile impostare l'immagine del post che a seconda del tema utilizzato nel sito verrà usata per la slide o semplicemente per l'immagine dell'articolo nella </text:span><text:span text:style-name="c94">Home</text:span><text:span text:style-name="c0">.</text:span></text:p>
      <text:p text:style-name="p91"><text:span text:style-name="c106">C</text:span><text:span text:style-name="c92">osa sono le revisioni</text:span></text:p>
      <text:p text:style-name="p5"><text:span text:style-name="c0">Le revisioni ti permettono di vedere le versioni precedenti della pagina con le differenze evidenziate. In questo modo hai uno </text:span><text:span text:style-name="c94">storico</text:span><text:span text:style-name="c0"> dell'articolo, pagina e così via.<text:line-break/>Aprendo un'articolo nel box </text:span><text:span text:style-name="c94">Pubblica</text:span><text:span text:style-name="c0"> ci sarà </text:span><text:span text:style-name="c107">Revisioni</text:span><text:span text:style-name="c0"> facendo click su scorri potrai navigare nel tempo e vedere le varie versioni con le loro modifiche.</text:span></text:p>
      <text:p text:style-name="p91"><text:span text:style-name="c108">C</text:span><text:span text:style-name="c92">osa sono i ruoli</text:span></text:p>
      <text:p text:style-name="p5"><text:span text:style-name="c0">Ogni account puó avere un ruolo o piú di uno e gli permette di accedere solo ad alcune parti delle funzionalità. Infatti gli account Editor possono modificare anche gli articoli o post type altrui mentre gli autori possono solo scriverli. Gli amministratori invece hanno tutti i permessi per gestire completamente il sistema. </text:span></text:p>
      <text:p text:style-name="p7"><text:span text:style-name="c109">A</text:span><text:span text:style-name="c4">rticoli</text:span></text:p>
      <text:p text:style-name="p6"/>
      <text:p text:style-name="p91"><text:span text:style-name="c110">L</text:span><text:span text:style-name="c92">e Bozze</text:span></text:p>
      <text:p text:style-name="p5"><text:span text:style-name="c0">Quando si scrive un articolo questo viene </text:span><text:span text:style-name="c94">salvato automaticamente</text:span><text:span text:style-name="c0"> come bozza ma è possibile salvarlo manualmente come bozza per non pubblicarlo sul sito immediatamente e finirlo in un secondo momento.<text:line-break/>Per </text:span><text:span text:style-name="c94">salvarlo come bozza</text:span><text:span text:style-name="c0"> sul box a destra nella pagina di scrittura dell'articolo c'è il pulsante </text:span><text:span text:style-name="c94">Salva come bozza</text:span><text:span text:style-name="c0">. Per </text:span><text:span text:style-name="c94">poterlo aprire come bozza</text:span><text:span text:style-name="c0"> successivamente tramite la barra laterale andare su </text:span><text:span text:style-name="c94">Articoli</text:span><text:span text:style-name="c0"> e cliccare su </text:span><text:span text:style-name="c94">Lista articoli</text:span><text:span text:style-name="c0">.</text:span></text:p>
      <text:p text:style-name="p5"><text:span text:style-name="c0">In questa lista ci sono diversi link importanti: </text:span><text:span text:style-name="c94">Tutti</text:span><text:span text:style-name="c0">, </text:span><text:span text:style-name="c94">Pubblicati</text:span><text:span text:style-name="c0">, </text:span><text:span text:style-name="c94">Bozze</text:span><text:span text:style-name="c0">, </text:span><text:span text:style-name="c94">Cestinati</text:span><text:span text:style-name="c0">. Questi link appariranno se ci saranno degli articoli secondo il loro stato, quindi nel nostro caso basterà cliccare su </text:span><text:span text:style-name="c94">Bozze</text:span><text:span text:style-name="c0"> per poter modificare il nostro articolo iniziato precedentemente.</text:span></text:p>
      <text:p text:style-name="p91"><text:span text:style-name="c111">P</text:span><text:span text:style-name="c92">rogrammare gli Articoli</text:span></text:p>
      <text:p text:style-name="p5"><text:span text:style-name="c0">Con programmare gli articoli su Wordpress ci si riferisce alla possibilità di decidere quando verrà pubblicato automaticamente dal programma.<text:line-break/>Questa semplice operazione si fa tramite il box presente sulla destra accanto a quello per scrivere l'articolo.<text:line-break/>C'è una scritta </text:span><text:span text:style-name="c94">Pubblica subito</text:span><text:span text:style-name="c0"> e accanto un pulsante </text:span><text:span text:style-name="c94">Modifica</text:span><text:span text:style-name="c0">. Premendo questo pulsante appariranno diversi campi in cui è possibile impostare mese,giorno e anno per non parlare dell'ora e dei minuti.<text:line-break/>Una volta impostato come serve premendo sul pulsante </text:span><text:span text:style-name="c94">OK</text:span><text:span text:style-name="c0"> l'articolo cambierà stato diventando non più </text:span><text:span text:style-name="c94">Bozza</text:span><text:span text:style-name="c0"> o </text:span><text:span text:style-name="c94">Pubblicato</text:span><text:span text:style-name="c0"> ma </text:span><text:span text:style-name="c94">Programmato</text:span><text:span text:style-name="c0"> ed anche il pulsante </text:span><text:span text:style-name="c94">Pubblica</text:span><text:span text:style-name="c0"> cambierà nome diventando </text:span><text:span text:style-name="c94">Programmato</text:span><text:span text:style-name="c0">.</text:span></text:p>
      <text:p text:style-name="p91"><text:span text:style-name="c112">I</text:span><text:span text:style-name="c92">nserire foto negli articoli</text:span></text:p>
      <text:p text:style-name="p5"><text:span text:style-name="c0">Per caricare una o più foto nell'articolo basta cliccare sul pulsante </text:span><text:span text:style-name="c94">Carica/Inserisci</text:span><text:span text:style-name="c0"> sopra il box di scrittura.</text:span></text:p>
      <text:p text:style-name="p5"><text:span text:style-name="c0">Si aprirà una finestra dove è possibile </text:span><text:span text:style-name="c94">trascinare i file o selezionarli</text:span><text:span text:style-name="c0">. Una volta che è stata caricata la foto può essere inserita nell'articolo cliccandoci sopra nella lista altrimenti se è solamente una verrà subito scelta.</text:span></text:p>
      <text:p text:style-name="p5"><text:span text:style-name="c0">Fatto questo in basso c'è un pulsante </text:span><text:span text:style-name="c94">Inserisci immagine nell'articolo</text:span><text:span text:style-name="c0">, cliccandoci l'immagine verrà posizionata dove si trova il cursore di scrittura.</text:span></text:p>
      <text:p text:style-name="p91"><text:span text:style-name="c113">C</text:span><text:span text:style-name="c92">osa sono i tag</text:span></text:p>
      <text:p text:style-name="p5"><text:span text:style-name="c0">I </text:span><text:span text:style-name="c94">tag</text:span><text:span text:style-name="c0"> sono i vari termini chiave dell'articolo e permettono di indicizzarlo.<text:line-break/>Alcuni template li usano per correlare tra di loro più post per una facile ricerca.</text:span></text:p>
      <text:p text:style-name="p91"><text:span text:style-name="c114">C</text:span><text:span text:style-name="c92">estino</text:span></text:p>
      <text:p text:style-name="p5"><text:span text:style-name="c0">Il comportamento del cestino è lo </text:span><text:span text:style-name="c94">stesso</text:span><text:span text:style-name="c0"> di quello del proprio computer, gli articoli invece di essere eliminati vengono spostati lì per una eliminazione futura o un ripristino.</text:span></text:p>
      <text:p text:style-name="p7"><text:span text:style-name="c115">P</text:span><text:span text:style-name="c4">agine</text:span></text:p>
      <text:p text:style-name="p6"/>
      <text:p text:style-name="p91"><text:span text:style-name="c116">C</text:span><text:span text:style-name="c92">osa sono</text:span></text:p>
      <text:p text:style-name="p5"><text:span text:style-name="c0">Le </text:span><text:span text:style-name="c94">pagine</text:span><text:span text:style-name="c0"> sono un elemento importante all'interno di un sito perchè contengono quei contenuti aggiornati a lungo termine come i contatti, dove siamo, chi siamo, orari ecc.</text:span></text:p>
      <text:p text:style-name="p5"><text:span text:style-name="c0">Come funzionalità le pagine sono uguali agli articoli tranne il supporto alle categorie.</text:span></text:p>
      <text:p text:style-name="p91"><text:span text:style-name="c117">U</text:span><text:span text:style-name="c92">sarle con cautela</text:span></text:p>
      <text:p text:style-name="p5"><text:span text:style-name="c0">È </text:span><text:span text:style-name="c94">sconsigliato</text:span><text:span text:style-name="c0"> avere troppe pagine ma allo stesso tempo è importante che siano complete di tutti i dettagli dovuti al loro titolo. Chi ha realizzato il sito avrà già creato delle pagine cercando di contenerne il numero per semplificare la navigazione dell'utente e per razionalizzarne i contenuti.</text:span></text:p>
      <text:p text:style-name="p7"><text:span text:style-name="c118">C</text:span><text:span text:style-name="c4">ommenti</text:span></text:p>
      <text:p text:style-name="p6"/>
      <text:p text:style-name="p91"><text:span text:style-name="c119">C</text:span><text:span text:style-name="c92">osa sono i commenti</text:span></text:p>
      <text:p text:style-name="p5"><text:span text:style-name="c0">I </text:span><text:span text:style-name="c94">Commenti</text:span><text:span text:style-name="c0"> sono uno dei modi per vedere quanto il sito ha successo. Vanno moderati cioè cancellati o approvati per l'apparizione nel sito.</text:span></text:p>
      <text:p text:style-name="p7"><text:span text:style-name="c120">E</text:span><text:span text:style-name="c4">commerce (WooCommerce)</text:span></text:p>
      <text:p text:style-name="p6"/>
      <text:p text:style-name="p91"><text:span text:style-name="c121">A</text:span><text:span text:style-name="c92">ggiungere un nuovo Prodotto</text:span></text:p>
      <text:p text:style-name="p5"><text:span text:style-name="c0">Sulla barra laterale è presente un pulsante </text:span><text:span text:style-name="c94">Prodotti</text:span><text:span text:style-name="c0"> andandoci con il mouse sopra apparirà </text:span><text:span text:style-name="c94">Aggiungi un nuovo prodotto</text:span><text:span text:style-name="c0">.<text:line-break/>L'interfaccia e le funzionalità sono la medesime degli articoli quindi è molto semplice, ci sono dei nuovi box che permettono di: </text:span></text:p>
      <text:list text:style-name="L8">
        <text:list-item>
          <text:p text:style-name="p123"><text:span text:style-name="c94">Galleria prodotto</text:span><text:span text:style-name="c0">: se il tema lo supporta si potranno caricare più immagini, oltre a quella in evidenza, per mostrare una galleria sul prodotto. </text:span></text:p>
        </text:list-item>
        <text:list-item>
          <text:p text:style-name="p122"><text:span text:style-name="c94">Recensioni</text:span><text:span text:style-name="c0">: ci permette di gestire le recensioni del prodotto come se fossero dei commenti</text:span></text:p>
        </text:list-item>
        <text:list-item>
          <text:p text:style-name="p124"><text:span text:style-name="c94">Dati prodotto</text:span><text:span text:style-name="c0">: ci permette di impostare il prezzo, il tipo di spedizione, se ha un magazzino e molte altre cose.</text:span></text:p>
        </text:list-item>
      </text:list>
      <text:p text:style-name="p91"><text:span text:style-name="c125">P</text:span><text:span text:style-name="c92">rodotto variabile</text:span></text:p>
      <text:p text:style-name="p5"><text:span text:style-name="c0">Il </text:span><text:span text:style-name="c94">prodotto variabile</text:span><text:span text:style-name="c0"> ci permette di impostare delle alternative del prodotto come il colore o le dimensioni con variazioni di prezzo.<text:line-break/>Prima di tutto và creato l'attributo del prodotto quindi nel box </text:span><text:span text:style-name="c94">Dati prodotto</text:span><text:span text:style-name="c0"> facendo click su </text:span><text:span text:style-name="c94">Attributi</text:span><text:span text:style-name="c0"> si potrà aggiungere un nuovo attributo con i vari valori disponibili </text:span><text:span text:style-name="c94">divisi tra di loro da una |</text:span><text:span text:style-name="c0">, esempio Nero | Blue | Marrone | Neutro. Ricordatevi di mettere la spunta in "Visibile nella pagina prodotto", se volete che il prezzo sia differente per i vari attributi spuntate anche "Usato nelle variazioni".<text:line-break/>facendo click su </text:span><text:span text:style-name="c94">Variazioni</text:span><text:span text:style-name="c0">, sempre in questo box, potrete creare una nuova variazione col pulsante </text:span><text:span text:style-name="c94">Aggiungi una variazione</text:span><text:span text:style-name="c0"> dove potrete impostare le varie informazioni dal codice al costo.</text:span></text:p>
      <text:p text:style-name="p91"><text:span text:style-name="c126">G</text:span><text:span text:style-name="c92">estire gli Ordini</text:span></text:p>
      <text:p text:style-name="p5"><text:span text:style-name="c0">Sul pulsante </text:span><text:span text:style-name="c94">Woocommerce</text:span><text:span text:style-name="c0"> nella barra laterale andando su </text:span><text:span text:style-name="c94">Ordini</text:span><text:span text:style-name="c0"> potrete visualizzare gli ordini e gestirli/visionarli in modo facile e veloce. </text:span></text:p>
      <text:p text:style-name="p91"><text:span text:style-name="c127">U</text:span><text:span text:style-name="c92">sare i Rapporti</text:span></text:p>
      <text:p text:style-name="p5"><text:span text:style-name="c0">I </text:span><text:span text:style-name="c94">Rapporti</text:span><text:span text:style-name="c0"> permettono di avere delle statistiche con grafico di vendita dei prodotti a seconda del periodo, prodotto, categoria e buoni sconto ed esportare il tutto in formato </text:span><text:span text:style-name="c94">CSV</text:span><text:span text:style-name="c0"> leggibile da Excel.<text:line-break/>Inoltre si potranno avere delle statistiche sui </text:span><text:span text:style-name="c94">Clienti</text:span><text:span text:style-name="c0">, </text:span><text:span text:style-name="c94">Magazzino</text:span><text:span text:style-name="c0"> e </text:span><text:span text:style-name="c94">Tassazione</text:span><text:span text:style-name="c0">.</text:span></text:p>
      <text:p text:style-name="p91"><text:span text:style-name="c128">C</text:span><text:span text:style-name="c92">reare un Codice sconto</text:span></text:p>
      <text:p text:style-name="p5"><text:span text:style-name="c0">Sul pulsante </text:span><text:span text:style-name="c94">Woocommerce</text:span><text:span text:style-name="c0"> nella barra laterale andando su </text:span><text:span text:style-name="c94">Codici promozionali</text:span><text:span text:style-name="c0"> e facendo click su </text:span><text:span text:style-name="c94">Aggiungi Codice Promozionale</text:span><text:span text:style-name="c0"> sarà possibile creare un codice sconto da distribuire in qui si potrà impostare la </text:span><text:span text:style-name="c94">data di scadenza</text:span><text:span text:style-name="c0">, le restrizioni ed i limiti d'uso (per esempio si potrà usare massimo 30 volte).</text:span></text:p>
      <text:p text:style-name="p7"><text:span text:style-name="c129">R</text:span><text:span text:style-name="c4">otazione Banner (AdRotate)</text:span></text:p>
      <text:p text:style-name="p6"/>
      <text:p text:style-name="p91"><text:span text:style-name="c130">U</text:span><text:span text:style-name="c92">sare AdRotate</text:span></text:p>
      <text:p text:style-name="p5"><text:span text:style-name="c0">La gestione dei banner si effettua tramite questa finestra presente nel menù laterale sotto la voce Adrotate -&gt; Manage Ads.<text:line-break/>In questa finestra è possibile vedere tutti i banner presenti nel sistema e alcune informazioni come il numero di click ricevuti o di visualizzazioni. </text:span></text:p>
      <text:p text:style-name="p91"><text:span text:style-name="c131">C</text:span><text:span text:style-name="c92">reare un banner</text:span></text:p>
      <text:p text:style-name="p5"><text:span text:style-name="c0">Per creare un banner da questa finestra in alto è presente </text:span><text:span text:style-name="c94">Add new</text:span><text:span text:style-name="c0">. Cliccando su questo pulsante si entrerà in una finestra con moltissime impostazioni sul banner. </text:span></text:p>
      <text:p text:style-name="p91"><text:span text:style-name="c132">I</text:span><text:span text:style-name="c92"> campi principali</text:span></text:p>
      <text:p text:style-name="p5"><text:span text:style-name="c0">Il campo </text:span><text:span text:style-name="c94">Title</text:span><text:span text:style-name="c0"> deve contenere il titolo del banner, per una maggiore identificazione in futuro conviene inserire anche dei dettagli sul banner stesso perchè questo titolo è quello che viene mostrato nella lista precedente.<text:line-break/>Nel campo </text:span><text:span text:style-name="c94">Ad Code</text:span><text:span text:style-name="c0"> va inserito il codice del banner:</text:span></text:p>
      <text:list text:style-name="L8">
        <text:list-item>
          <text:p text:style-name="p134"><text:span text:style-name="c0">Se si tratta di Google Adsense o di un'altro servizio di banner basta inserire il codice che viene fornito</text:span></text:p>
        </text:list-item>
        <text:list-item>
          <text:p text:style-name="p136"><text:span text:style-name="c0">Se si tratta di una immagine: </text:span></text:p>
        </text:list-item>
        <text:list-item>
          <text:list text:style-name="L12">
            <text:list-item>
              <text:p text:style-name="p137"><text:span text:style-name="c0">Se non ha link da associargli cliccare sull'esempio 1</text:span></text:p>
            </text:list-item>
            <text:list-item>
              <text:p text:style-name="p137"><text:span text:style-name="c0">Se ha un link cliccare sull'esempio 2 modificando il link d'esempio presente con il vostro</text:span></text:p>
            </text:list-item>
          </text:list>
        </text:list-item>
      </text:list>
      <text:p text:style-name="p5"><text:span text:style-name="c0">a name="adrotate-img"&gt;Impostare una immagine Scorrere fino al campo </text:span><text:span text:style-name="c94">Banner image</text:span><text:span text:style-name="c0"> premere sul pulsante </text:span><text:span text:style-name="c94">Select banner</text:span><text:span text:style-name="c0">. Da questa interfaccia caricare il banner e cliccare su </text:span><text:span text:style-name="c94">Insert banner</text:span><text:span text:style-name="c0">.</text:span></text:p>
      <text:p text:style-name="p91"><text:span text:style-name="c138">I</text:span><text:span text:style-name="c92">mpostare un link</text:span></text:p>
      <text:p text:style-name="p5"><text:span text:style-name="c0">Se si tratta di un'immagine con un link associato trovare il campo </text:span><text:span text:style-name="c94">Clicktracking</text:span><text:span text:style-name="c0"> e mettere la spunta.</text:span></text:p>
      <text:p text:style-name="p91"><text:span text:style-name="c139">S</text:span><text:span text:style-name="c92">chedulare un banner</text:span></text:p>
      <text:p text:style-name="p5"><text:span text:style-name="c0">In basso c'è un'area con delle impostazioni che permettono di impostare il periodo in cui il banner deve essere mostrato ed anche il massimo numero di click. </text:span></text:p>
      <text:p text:style-name="p91"><text:span text:style-name="c140">I</text:span><text:span text:style-name="c92">mpostare il gruppo</text:span></text:p>
      <text:p text:style-name="p5"><text:span text:style-name="c0">Con gruppo ci si riferisce ad un numero di banner che verranno mostrati un una zona specifica del sito (widget per esempio).<text:line-break/>Imposta il gruppo o più gruppi in cui quel banner deve apparire sul sito.</text:span></text:p>
      <text:p text:style-name="p7"><text:span text:style-name="c141">G</text:span><text:span text:style-name="c4">estione eventi (Event Manager)</text:span></text:p>
      <text:p text:style-name="p6"/>
      <text:p text:style-name="p91"><text:span text:style-name="c142">A</text:span><text:span text:style-name="c92">ggiungere un Evento (Event Manager)</text:span></text:p>
      <text:p text:style-name="p5"><text:span text:style-name="c0">Tramite la barra laterale andare su </text:span><text:span text:style-name="c94">Eventi</text:span><text:span text:style-name="c0"> e cliccare su </text:span><text:span text:style-name="c94">Aggiungi Evento</text:span><text:span text:style-name="c0">.</text:span></text:p>
      <text:p text:style-name="p5"><text:span text:style-name="c0">Vi troverete davanti una interfaccia simile a quella degli articoli con alcuni box nuovi come </text:span><text:span text:style-name="c94">Quando</text:span><text:span text:style-name="c0"> dove impostare il periodo dell'evento (essenziale!), in </text:span><text:span text:style-name="c94">Dove</text:span><text:span text:style-name="c0"> potrete scegliere il luogo dell'evento, in </text:span><text:span text:style-name="c94">Prenotazioni</text:span><text:span text:style-name="c0"> la possibilità di far prenotare l'evento agli iscritti al sito così da poter gestire il numero.</text:span></text:p>
      <text:p text:style-name="p5"><text:span text:style-name="c0">Inoltre all'attivazione delle prenotazione sarà possibile impostare il numero dei partecipanti e il costo del biglietto.</text:span></text:p>
      <text:p text:style-name="p91"><text:span text:style-name="c143">A</text:span><text:span text:style-name="c92">ggiungere un Luogo (Event Manager)</text:span></text:p>
      <text:p text:style-name="p5"><text:span text:style-name="c0">Sempre tramite la barra laterale andando su </text:span><text:span text:style-name="c94">Eventi</text:span><text:span text:style-name="c0"> e poi su </text:span><text:span text:style-name="c94">Luoghi</text:span><text:span text:style-name="c0"> ci troveremo davanti una schermata uguale alla </text:span><text:span text:style-name="c94">Lista degli Articoli</text:span><text:span text:style-name="c0">. Cliccando in alto su </text:span><text:span text:style-name="c94">Aggiungi luogo</text:span><text:span text:style-name="c0"> ci troveremo, come sempre davanti ad una schermata uguale alla scrittura degli </text:span><text:span text:style-name="c94">Articoli</text:span><text:span text:style-name="c0">.</text:span></text:p>
      <text:p text:style-name="p5"><text:span text:style-name="c0">Sarà presente un box </text:span><text:span text:style-name="c94">Dove</text:span><text:span text:style-name="c0"> dove andranno messi i dati del luogo come indirizzo ecc che verranno utilizzati per mostrare anche la cartina di Google Maps.</text:span></text:p>
      <text:p text:style-name="p7"><text:span text:style-name="c144">M</text:span><text:span text:style-name="c4">ultilingua (Ceceppa Multilingua)</text:span></text:p>
      <text:p text:style-name="p6"/>
      <text:p text:style-name="p145"><text:span text:style-name="c147">A</text:span><text:span text:style-name="c146">rticoli, pagine ed altri tipi di articoli</text:span></text:p>
      <text:p text:style-name="p5"><text:span text:style-name="c0">Alla creazione di un nuovo articolo in alto a destra si potrà impostare la lingua dell'articolo in scrittura. Per esempio se è in </text:span><text:span text:style-name="c94">Italiano o Inglese o entrambe le lingue</text:span><text:span text:style-name="c0">.<text:line-break/>In questo modo l'articolo </text:span><text:span text:style-name="c94">sarà visualizzato sul sito a seconda della lingua scelta dall'utente</text:span><text:span text:style-name="c0">. Per associargli l'articolo corrispondente nelle altre lingue si può fare dalla pagina di scrittura dell'articolo sullo stesso box in </text:span><text:span text:style-name="c94">Traduzioni</text:span><text:span text:style-name="c0"> impostando l'articolo per le varie lingue semplicemente cercandolo.<text:line-break/>Se invece l'articolo non esiste cliccando sempre in quel box sull'icona della matita verrà aperta una nuova pagina già impostata e collegata da scrivere.<text:line-break/>Un'altro modo di creare l'articolo nelle altre lingue già collegato è farlo dall'elenco degli articoli cliccando sull'icona della matita sotto la bandiera della lingua desiderata. </text:span></text:p>
      <text:p text:style-name="p145"><text:span text:style-name="c148">C</text:span><text:span text:style-name="c146">ategorie</text:span></text:p>
      <text:p text:style-name="p5"><text:span text:style-name="c0">Le categorie sono molto più semplici perchè basterà impostare durante la creazione il </text:span><text:span text:style-name="c94">nome della categoria</text:span><text:span text:style-name="c0"> nelle altre lingue. Lo slug sarà lo stesso tra le due lingue semplificando la navigazione per l'utente.</text:span></text:p>
      <text:p text:style-name="p7"><text:span text:style-name="c149">A</text:span><text:span text:style-name="c4">vanzate</text:span></text:p>
      <text:p text:style-name="p6"/>
      <text:p text:style-name="p91"><text:span text:style-name="c150">W</text:span><text:span text:style-name="c92">ordpress SEO (Yoast)</text:span></text:p>
      <text:p text:style-name="p5"><text:span text:style-name="c0">Questo plugin permette di aggiungere in modo veloce quei campi da completare all'interno di ogni oggetto (Articolo, Pagina,Media ecc).<text:line-break/>Aprendo qualunque di queste cose è presente un box sotto lo spazio di scrittura articoli.<text:line-break/>Compilare questi campi è molto importante perchè come si può vedere </text:span><text:span text:style-name="c94">dall'anteprima</text:span><text:span text:style-name="c0"> ci sarà un esempio di come verrà visualizzato l'articolo dai motori di ricerca.<text:line-break/>Nel campo </text:span><text:span text:style-name="c94">Parola Chiave</text:span><text:span text:style-name="c0"> inserisci il termine principale dell'articolo che dovrà essere contenuto possibilmente anche in </text:span><text:span text:style-name="c94">Titolo SEO</text:span><text:span text:style-name="c0"> e in </text:span><text:span text:style-name="c94">Meta Description</text:span><text:span text:style-name="c0">.<text:line-break/></text:span><text:span text:style-name="c94">Titolo SEO</text:span><text:span text:style-name="c0"> è un titolo alternativo che vorresti che fosse usato dai motori di ricerca al posto di quello impostato sopra.<text:line-break/></text:span><text:span text:style-name="c94">Meta Description</text:span><text:span text:style-name="c0"> invece è il testo riassuntivo dell'articolo in 150 caratteri che verrà mostrato dai motori di ricerca invece dei primi 150 caratteri dell'articolo.</text:span></text:p>
      <text:p text:style-name="p91"><text:span text:style-name="c151">A</text:span><text:span text:style-name="c92">ggiungere una cartina (CodePeople Post Map)</text:span></text:p>
      <text:p text:style-name="p5"><text:span text:style-name="c0">Sotto il box degli articoli è presente un box che permette di associare un posto al proprio articolo/pagina/ecc.<text:line-break/>Nel campo </text:span><text:span text:style-name="c94">Location name</text:span><text:span text:style-name="c0"> inserite il nome del posto (es: Palazzo del comune, Piazza Mario Rossi, Cinema), </text:span><text:span text:style-name="c94">Location Description</text:span><text:span text:style-name="c0"> contiene una descrizione del posto che sarà mostrata al click sull'icona altrimenti verranno mostrata la prima riga dell'articolo. Il campo successivo permette di aggiungere un'immagine al posto che verrà mostrata al click sull'icona.<text:line-break/>I campi successivi sono i più importanti, in </text:span><text:span text:style-name="c94">Address</text:span><text:span text:style-name="c0"> andrà inserito l'indirizzo con la città per verificare che il programma li trovi premete il pulsante </text:span><text:span text:style-name="c94">Verify</text:span><text:span text:style-name="c0">. In automatico la cartina cambierà e gli altri campi verranno aggiornati con informazioni più precise. se l'indirizzo trovato è sbagliato cancellare </text:span><text:span text:style-name="c94">Address</text:span><text:span text:style-name="c0">, </text:span><text:span text:style-name="c94">Latitude</text:span><text:span text:style-name="c0"> e </text:span><text:span text:style-name="c94">Longitude</text:span><text:span text:style-name="c0"> e riprovare finchè i campi non saranno corretti.</text:span></text:p>
      <text:p text:style-name="p91"><text:span text:style-name="c152">A</text:span><text:span text:style-name="c92">ggiungere Album (NextGen)</text:span></text:p>
      <text:p text:style-name="p5"><text:span text:style-name="c0">Tramite la barra laterale cliccare su </text:span><text:span text:style-name="c94">Galleria</text:span><text:span text:style-name="c0"> e poi su </text:span><text:span text:style-name="c94">aggiungi una nuova galleria</text:span><text:span text:style-name="c0">.</text:span></text:p>
      <text:p text:style-name="p5"><text:span text:style-name="c0">Impostare il nome della galleria usando dei - come spazi. Tutte le foto da caricare devono avere una </text:span><text:span text:style-name="c94">risoluzione minore</text:span><text:span text:style-name="c0"> di 3000 px altrimenti non possono essere elaborate da Wordpress quindi vanno ridimensionate precedentemente sul proprio computer.</text:span></text:p>
      <text:p text:style-name="p5"><text:span text:style-name="c0">Una volta che sono state ridimensionate cliccare su </text:span><text:span text:style-name="c94">Carica immagini</text:span><text:span text:style-name="c0"> (nella schermata di prima), selezionare la galleria creata poco prima in cui verranno caricate le foto tramite il pulsante </text:span><text:span text:style-name="c94">Selezionare File</text:span><text:span text:style-name="c0">, selezionare le foto da caricare e premere </text:span><text:span text:style-name="c94">OK</text:span><text:span text:style-name="c0">.</text:span></text:p>
      <text:p text:style-name="p5"><text:span text:style-name="c0">Premere il pulsante </text:span><text:span text:style-name="c94">Carica immagini</text:span><text:span text:style-name="c0"> e lasciare il sito a caricare le foto. Una volta fatto andare in </text:span><text:span text:style-name="c94">Gestione galleria</text:span><text:span text:style-name="c0"> presente nella barra laterale e cliccare sull'album appena caricato.</text:span></text:p>
      <text:p text:style-name="p5"><text:span text:style-name="c0">Compilare i vari campi tranne percorso, in </text:span><text:span text:style-name="c94">Collega alla pagina</text:span><text:span text:style-name="c0"> scegliere </text:span><text:span text:style-name="c94">Foto</text:span><text:span text:style-name="c0">, scegliere la foto d'anteprima dell'album e premere </text:span><text:span text:style-name="c94">Salva modifiche</text:span><text:span text:style-name="c0">.</text:span></text:p>
      <text:p text:style-name="p91"><text:span text:style-name="c153">U</text:span><text:span text:style-name="c92">sare Google Analyticator</text:span></text:p>
      <text:p text:style-name="p5"><text:span text:style-name="c0">Questo plugin aggiunge alla </text:span><text:span text:style-name="c94">Bacheca o Dashboard</text:span><text:span text:style-name="c0"> un widget che permette di avere un veloce resoconto di Google Analytics senza dover accedere al sito.<text:line-break/>Si può impostare l'area di tempo e vedere le pagine più viste, i termini più cercati ed i siti di provenienza.</text:span></text:p>
      <text:p text:style-name="p91"><text:span text:style-name="c154">B</text:span><text:span text:style-name="c92">ackup</text:span></text:p>
      <text:p text:style-name="p5"><text:span text:style-name="c0">Il backup del database a seconda del tipo di hosting è automatico e salvato in posizioni diverse ma puoi stare tranquillo, viene effettuato.</text:span></text:p>
      <text:p text:style-name="p7"><text:span text:style-name="c155">F</text:span><text:span text:style-name="c4">AQ</text:span></text:p>
      <text:p text:style-name="p5"><text:span text:style-name="c0">Contatti: mte90net@gmail.com</text:span></text:p>
      <text:p text:style-name="p5"><text:span text:style-name="c0">Per migliorare l'eBook visita il sito </text:span><text:span text:style-name="c156">http://mte90.github.com/Wordpress-per-il-cliente/</text:span><text:span text:style-name="c0"> </text:span></text:p>
    </office:text>
  </office:body>
</office:document-content>
</file>